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margin-bottom="0.1965in" fo:margin-right="0.1965in"/>
      <style:text-properties fo:font-size="14pt" style:font-size-asian="14pt" style:font-size-complex="14pt"/>
    </style:style>
    <style:style style:name="P2" style:parent-style-name="PreformattedText" style:family="paragraph">
      <style:paragraph-properties fo:margin-bottom="0.1965in" fo:margin-right="0.1965in"/>
      <style:text-properties fo:font-size="14pt" style:font-size-asian="14pt" style:font-size-complex="14pt"/>
    </style:style>
    <style:style style:name="P3" style:parent-style-name="PreformattedText" style:family="paragraph">
      <style:paragraph-properties fo:margin-bottom="0.1965in" fo:margin-right="0.1965in"/>
      <style:text-properties fo:font-size="14pt" style:font-size-asian="14pt" style:font-size-complex="14pt"/>
    </style:style>
    <style:style style:name="P4" style:parent-style-name="PreformattedText" style:family="paragraph">
      <style:paragraph-properties fo:margin-bottom="0.1965in" fo:margin-right="0.1965in"/>
      <style:text-properties fo:font-size="14pt" style:font-size-asian="14pt" style:font-size-complex="14pt"/>
    </style:style>
    <style:style style:name="P5" style:parent-style-name="PreformattedText" style:family="paragraph">
      <style:paragraph-properties fo:margin-bottom="0.1965in" fo:margin-right="0.1965in"/>
      <style:text-properties fo:font-size="14pt" style:font-size-asian="14pt" style:font-size-complex="14pt"/>
    </style:style>
    <style:style style:name="P6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7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8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9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0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1" style:parent-style-name="PreformattedText" style:family="paragraph">
      <style:paragraph-properties fo:margin-bottom="0.1965in" fo:margin-right="0.1965in"/>
    </style:style>
    <style:style style:name="T12" style:parent-style-name="DefaultParagraphFont" style:family="text">
      <style:text-properties fo:font-size="14pt" style:font-size-asian="14pt" style:font-size-complex="14pt" fo:language="en" fo:country="US"/>
    </style:style>
    <style:style style:name="T13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4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5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6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7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8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19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0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1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2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3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4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5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6" style:parent-style-name="PreformattedText" style:family="paragraph">
      <style:paragraph-properties fo:margin-bottom="0.1965in" fo:margin-right="0.1965in"/>
      <style:text-properties fo:font-size="14pt" style:font-size-asian="14pt" style:font-size-complex="14pt" fo:language="en" fo:country="US"/>
    </style:style>
    <style:style style:name="P27" style:parent-style-name="PreformattedText" style:family="paragraph">
      <style:paragraph-properties fo:break-before="page"/>
      <style:text-properties fo:font-size="14pt" style:font-size-asian="14pt" style:font-size-complex="14pt" fo:language="en" fo:country="US"/>
    </style:style>
    <style:style style:name="P2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" style:parent-style-name="PreformattedText" style:family="paragraph">
      <style:paragraph-properties fo:margin-bottom="0.1965in"/>
    </style:style>
    <style:style style:name="T31" style:parent-style-name="DefaultParagraphFont" style:family="text">
      <style:text-properties fo:font-size="14pt" style:font-size-asian="14pt" style:font-size-complex="14pt" fo:language="en" fo:country="US"/>
    </style:style>
    <style:style style:name="T32" style:parent-style-name="DefaultParagraphFont" style:family="text">
      <style:text-properties fo:font-weight="bold" style:font-weight-asian="bold" fo:font-size="22pt" style:font-size-asian="22pt" style:font-size-complex="14pt" fo:language="en" fo:country="US"/>
    </style:style>
    <style:style style:name="T33" style:parent-style-name="DefaultParagraphFont" style:family="text">
      <style:text-properties fo:font-size="14pt" style:font-size-asian="14pt" style:font-size-complex="14pt" fo:language="en" fo:country="US"/>
    </style:style>
    <style:style style:name="P3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7" style:parent-style-name="PreformattedText" style:family="paragraph">
      <style:paragraph-properties fo:margin-bottom="0.1965in"/>
    </style:style>
    <style:style style:name="T38" style:parent-style-name="DefaultParagraphFont" style:family="text">
      <style:text-properties fo:font-size="14pt" style:font-size-asian="14pt" style:font-size-complex="14pt" fo:language="en" fo:country="US"/>
    </style:style>
    <style:style style:name="T39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40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41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P42" style:parent-style-name="PreformattedText" style:family="paragraph">
      <style:paragraph-properties fo:margin-bottom="0.1965in"/>
      <style:text-properties fo:font-weight="bold" style:font-weight-asian="bold" fo:font-size="18pt" style:font-size-asian="18pt" style:font-size-complex="14pt" fo:language="en" fo:country="US"/>
    </style:style>
    <style:style style:name="P43" style:parent-style-name="PreformattedText" style:family="paragraph">
      <style:paragraph-properties fo:margin-bottom="0.1965in"/>
    </style:style>
    <style:style style:name="T44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45" style:parent-style-name="DefaultParagraphFont" style:family="text">
      <style:text-properties fo:font-size="14pt" style:font-size-asian="14pt" style:font-size-complex="14pt" fo:language="en" fo:country="US"/>
    </style:style>
    <style:style style:name="T46" style:parent-style-name="DefaultParagraphFont" style:family="text">
      <style:text-properties fo:font-size="14pt" style:font-size-asian="14pt" style:font-size-complex="14pt" fo:language="en" fo:country="US"/>
    </style:style>
    <style:style style:name="T47" style:parent-style-name="DefaultParagraphFont" style:family="text">
      <style:text-properties fo:font-size="14pt" style:font-size-asian="14pt" style:font-size-complex="14pt" fo:language="en" fo:country="US"/>
    </style:style>
    <style:style style:name="P4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4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50" style:parent-style-name="PreformattedText" style:family="paragraph">
      <style:paragraph-properties fo:margin-bottom="0.1965in"/>
    </style:style>
    <style:style style:name="T51" style:parent-style-name="DefaultParagraphFont" style:family="text">
      <style:text-properties fo:font-size="14pt" style:font-size-asian="14pt" style:font-size-complex="14pt" fo:language="en" fo:country="US"/>
    </style:style>
    <style:style style:name="T52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53" style:parent-style-name="DefaultParagraphFont" style:family="text">
      <style:text-properties fo:font-size="14pt" style:font-size-asian="14pt" style:font-size-complex="14pt" fo:language="en" fo:country="US"/>
    </style:style>
    <style:style style:name="T54" style:parent-style-name="DefaultParagraphFont" style:family="text">
      <style:text-properties fo:font-size="14pt" style:font-size-asian="14pt" style:font-size-complex="14pt" fo:language="en" fo:country="US"/>
    </style:style>
    <style:style style:name="T55" style:parent-style-name="DefaultParagraphFont" style:family="text">
      <style:text-properties fo:font-size="14pt" style:font-size-asian="14pt" style:font-size-complex="14pt" fo:language="en" fo:country="US"/>
    </style:style>
    <style:style style:name="T56" style:parent-style-name="DefaultParagraphFont" style:family="text">
      <style:text-properties fo:font-size="14pt" style:font-size-asian="14pt" style:font-size-complex="14pt" fo:language="en" fo:country="US"/>
    </style:style>
    <style:style style:name="T57" style:parent-style-name="DefaultParagraphFont" style:family="text">
      <style:text-properties fo:font-size="14pt" style:font-size-asian="14pt" style:font-size-complex="14pt" fo:language="en" fo:country="US"/>
    </style:style>
    <style:style style:name="T58" style:parent-style-name="DefaultParagraphFont" style:family="text">
      <style:text-properties fo:font-size="14pt" style:font-size-asian="14pt" style:font-size-complex="14pt" fo:language="en" fo:country="US"/>
    </style:style>
    <style:style style:name="P5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6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6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6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6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6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6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66" style:parent-style-name="PreformattedText" style:family="paragraph">
      <style:paragraph-properties fo:break-before="page" fo:margin-bottom="0.1965in"/>
      <style:text-properties fo:font-size="14pt" style:font-size-asian="14pt" style:font-size-complex="14pt" fo:language="en" fo:country="US"/>
    </style:style>
    <style:style style:name="P6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68" style:parent-style-name="PreformattedText" style:family="paragraph">
      <style:paragraph-properties fo:margin-bottom="0.1965in"/>
    </style:style>
    <style:style style:name="T69" style:parent-style-name="DefaultParagraphFont" style:family="text">
      <style:text-properties fo:font-size="14pt" style:font-size-asian="14pt" style:font-size-complex="14pt" fo:language="en" fo:country="US"/>
    </style:style>
    <style:style style:name="T70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1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2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3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4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5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6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7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8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79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0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1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2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3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4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85" style:parent-style-name="PreformattedText" style:family="paragraph">
      <style:paragraph-properties fo:margin-bottom="0.1965in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DefaultParagraphFont" style:family="text">
      <style:text-properties fo:font-size="14pt" style:font-size-asian="14pt" style:font-size-complex="14pt" fo:language="en" fo:country="US"/>
    </style:style>
    <style:style style:name="P8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89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90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91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92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93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94" style:parent-style-name="PreformattedText" style:family="paragraph">
      <style:paragraph-properties fo:margin-bottom="0.1965in"/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T96" style:parent-style-name="DefaultParagraphFont" style:family="text">
      <style:text-properties fo:font-size="14pt" style:font-size-asian="14pt" style:font-size-complex="14pt" fo:language="en" fo:country="US"/>
    </style:style>
    <style:style style:name="T97" style:parent-style-name="DefaultParagraphFont" style:family="text">
      <style:text-properties fo:font-size="14pt" style:font-size-asian="14pt" style:font-size-complex="14pt" fo:language="en" fo:country="US"/>
    </style:style>
    <style:style style:name="P9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99" style:parent-style-name="PreformattedText" style:family="paragraph">
      <style:paragraph-properties fo:break-before="page" fo:margin-bottom="0.1965in"/>
      <style:text-properties fo:font-size="14pt" style:font-size-asian="14pt" style:font-size-complex="14pt" fo:language="en" fo:country="US"/>
    </style:style>
    <style:style style:name="P100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101" style:parent-style-name="PreformattedText" style:family="paragraph">
      <style:paragraph-properties fo:margin-bottom="0.1965in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T10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04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105" style:parent-style-name="PreformattedText" style:family="paragraph">
      <style:paragraph-properties fo:margin-bottom="0.1965in"/>
    </style:style>
    <style:style style:name="T106" style:parent-style-name="DefaultParagraphFont" style:family="text">
      <style:text-properties fo:font-size="14pt" style:font-size-asian="14pt" style:font-size-complex="14pt" fo:language="en" fo:country="US"/>
    </style:style>
    <style:style style:name="T107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08" style:parent-style-name="DefaultParagraphFont" style:family="text">
      <style:text-properties fo:font-size="14pt" style:font-size-asian="14pt" style:font-size-complex="14pt" fo:language="en" fo:country="US"/>
    </style:style>
    <style:style style:name="P10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15" style:parent-style-name="PreformattedText" style:family="paragraph">
      <style:paragraph-properties fo:margin-bottom="0.1965in"/>
    </style:style>
    <style:style style:name="T116" style:parent-style-name="DefaultParagraphFont" style:family="text">
      <style:text-properties fo:font-size="14pt" style:font-size-asian="14pt" style:font-size-complex="14pt" fo:language="en" fo:country="US"/>
    </style:style>
    <style:style style:name="T117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18" style:parent-style-name="DefaultParagraphFont" style:family="text">
      <style:text-properties fo:font-size="14pt" style:font-size-asian="14pt" style:font-size-complex="14pt" fo:language="en" fo:country="US"/>
    </style:style>
    <style:style style:name="P11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2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2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2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2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2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25" style:parent-style-name="PreformattedText" style:family="paragraph">
      <style:paragraph-properties fo:margin-bottom="0.1965in"/>
    </style:style>
    <style:style style:name="T126" style:parent-style-name="DefaultParagraphFont" style:family="text">
      <style:text-properties fo:font-size="14pt" style:font-size-asian="14pt" style:font-size-complex="14pt" fo:language="en" fo:country="US"/>
    </style:style>
    <style:style style:name="T127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28" style:parent-style-name="DefaultParagraphFont" style:family="text">
      <style:text-properties fo:font-size="14pt" style:font-size-asian="14pt" style:font-size-complex="14pt" fo:language="en" fo:country="US"/>
    </style:style>
    <style:style style:name="P12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3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3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3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3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34" style:parent-style-name="PreformattedText" style:family="paragraph">
      <style:paragraph-properties fo:margin-bottom="0.1965in"/>
      <style:text-properties fo:font-weight="bold" style:font-weight-asian="bold" fo:font-size="18pt" style:font-size-asian="18pt" style:font-size-complex="14pt" fo:language="en" fo:country="US"/>
    </style:style>
    <style:style style:name="P13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36" style:parent-style-name="PreformattedText" style:family="paragraph">
      <style:paragraph-properties fo:break-before="page" fo:margin-bottom="0.1965in"/>
    </style:style>
    <style:style style:name="T137" style:parent-style-name="DefaultParagraphFont" style:family="text">
      <style:text-properties fo:font-size="14pt" style:font-size-asian="14pt" style:font-size-complex="14pt" fo:language="en" fo:country="US"/>
    </style:style>
    <style:style style:name="T138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39" style:parent-style-name="DefaultParagraphFont" style:family="text">
      <style:text-properties fo:font-size="14pt" style:font-size-asian="14pt" style:font-size-complex="14pt" fo:language="en" fo:country="US"/>
    </style:style>
    <style:style style:name="P14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4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4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4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44" style:parent-style-name="PreformattedText" style:family="paragraph">
      <style:paragraph-properties fo:margin-bottom="0.1965in"/>
    </style:style>
    <style:style style:name="T145" style:parent-style-name="DefaultParagraphFont" style:family="text">
      <style:text-properties fo:font-size="14pt" style:font-size-asian="14pt" style:font-size-complex="14pt" fo:language="en" fo:country="US"/>
    </style:style>
    <style:style style:name="T146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47" style:parent-style-name="DefaultParagraphFont" style:family="text">
      <style:text-properties fo:font-size="14pt" style:font-size-asian="14pt" style:font-size-complex="14pt" fo:language="en" fo:country="US"/>
    </style:style>
    <style:style style:name="P14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4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5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5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52" style:parent-style-name="PreformattedText" style:family="paragraph">
      <style:paragraph-properties fo:margin-bottom="0.1965in"/>
    </style:style>
    <style:style style:name="T153" style:parent-style-name="DefaultParagraphFont" style:family="text">
      <style:text-properties fo:font-size="14pt" style:font-size-asian="14pt" style:font-size-complex="14pt" fo:language="en" fo:country="US"/>
    </style:style>
    <style:style style:name="T154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55" style:parent-style-name="DefaultParagraphFont" style:family="text">
      <style:text-properties fo:font-size="14pt" style:font-size-asian="14pt" style:font-size-complex="14pt" fo:language="en" fo:country="US"/>
    </style:style>
    <style:style style:name="P15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57" style:parent-style-name="PreformattedText" style:family="paragraph">
      <style:paragraph-properties fo:margin-bottom="0.1965in"/>
    </style:style>
    <style:style style:name="T158" style:parent-style-name="DefaultParagraphFont" style:family="text">
      <style:text-properties fo:font-size="14pt" style:font-size-asian="14pt" style:font-size-complex="14pt" fo:language="en" fo:country="US"/>
    </style:style>
    <style:style style:name="T159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60" style:parent-style-name="DefaultParagraphFont" style:family="text">
      <style:text-properties fo:font-size="14pt" style:font-size-asian="14pt" style:font-size-complex="14pt" fo:language="en" fo:country="US"/>
    </style:style>
    <style:style style:name="P161" style:parent-style-name="PreformattedText" style:family="paragraph">
      <style:paragraph-properties fo:margin-bottom="0.1965in"/>
    </style:style>
    <style:style style:name="T162" style:parent-style-name="DefaultParagraphFont" style:family="text">
      <style:text-properties fo:font-size="14pt" style:font-size-asian="14pt" style:font-size-complex="14pt" fo:language="en" fo:country="US"/>
    </style:style>
    <style:style style:name="T16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64" style:parent-style-name="DefaultParagraphFont" style:family="text">
      <style:text-properties fo:font-size="14pt" style:font-size-asian="14pt" style:font-size-complex="14pt" fo:language="en" fo:country="US"/>
    </style:style>
    <style:style style:name="P16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6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6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6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6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7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7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72" style:parent-style-name="PreformattedText" style:family="paragraph">
      <style:paragraph-properties fo:margin-bottom="0.1965in"/>
    </style:style>
    <style:style style:name="T173" style:parent-style-name="DefaultParagraphFont" style:family="text">
      <style:text-properties fo:font-size="14pt" style:font-size-asian="14pt" style:font-size-complex="14pt" fo:language="en" fo:country="US"/>
    </style:style>
    <style:style style:name="T174" style:parent-style-name="DefaultParagraphFont" style:family="text">
      <style:text-properties fo:font-weight="bold" style:font-weight-asian="bold" fo:font-size="14pt" style:font-size-asian="14pt" style:font-size-complex="14pt" fo:language="en" fo:country="US"/>
    </style:style>
    <style:style style:name="T175" style:parent-style-name="DefaultParagraphFont" style:family="text">
      <style:text-properties fo:font-size="14pt" style:font-size-asian="14pt" style:font-size-complex="14pt" fo:language="en" fo:country="US"/>
    </style:style>
    <style:style style:name="P176" style:parent-style-name="PreformattedText" style:family="paragraph">
      <style:paragraph-properties fo:margin-bottom="0.1965in"/>
    </style:style>
    <style:style style:name="T177" style:parent-style-name="DefaultParagraphFont" style:family="text">
      <style:text-properties fo:font-size="14pt" style:font-size-asian="14pt" style:font-size-complex="14pt" fo:language="en" fo:country="US"/>
    </style:style>
    <style:style style:name="T178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79" style:parent-style-name="DefaultParagraphFont" style:family="text">
      <style:text-properties fo:font-size="14pt" style:font-size-asian="14pt" style:font-size-complex="14pt" fo:language="en" fo:country="US"/>
    </style:style>
    <style:style style:name="P18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6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18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8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19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06" style:parent-style-name="PreformattedText" style:family="paragraph">
      <style:paragraph-properties fo:break-before="page" fo:margin-bottom="0.1965in"/>
    </style:style>
    <style:style style:name="T207" style:parent-style-name="DefaultParagraphFont" style:family="text">
      <style:text-properties fo:font-size="14pt" style:font-size-asian="14pt" style:font-size-complex="14pt" fo:language="en" fo:country="US"/>
    </style:style>
    <style:style style:name="T208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0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1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1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12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13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14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15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16" style:parent-style-name="PreformattedText" style:family="paragraph">
      <style:paragraph-properties fo:margin-bottom="0.1965in"/>
    </style:style>
    <style:style style:name="T217" style:parent-style-name="DefaultParagraphFont" style:family="text">
      <style:text-properties fo:font-size="14pt" style:font-size-asian="14pt" style:font-size-complex="14pt" fo:language="en" fo:country="US"/>
    </style:style>
    <style:style style:name="T218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219" style:parent-style-name="DefaultParagraphFont" style:family="text">
      <style:text-properties fo:font-size="14pt" style:font-size-asian="14pt" style:font-size-complex="14pt" fo:language="en" fo:country="US"/>
    </style:style>
    <style:style style:name="P22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2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2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23" style:parent-style-name="PreformattedText" style:family="paragraph">
      <style:paragraph-properties fo:margin-bottom="0.1965in"/>
    </style:style>
    <style:style style:name="T224" style:parent-style-name="DefaultParagraphFont" style:family="text">
      <style:text-properties fo:font-size="14pt" style:font-size-asian="14pt" style:font-size-complex="14pt"/>
    </style:style>
    <style:style style:name="T225" style:parent-style-name="DefaultParagraphFont" style:family="text">
      <style:text-properties fo:font-size="14pt" style:font-size-asian="14pt" style:font-size-complex="14pt" fo:language="en" fo:country="US"/>
    </style:style>
    <style:style style:name="P22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27" style:parent-style-name="PreformattedText" style:family="paragraph">
      <style:paragraph-properties fo:margin-bottom="0.1965in"/>
    </style:style>
    <style:style style:name="T228" style:parent-style-name="DefaultParagraphFont" style:family="text">
      <style:text-properties fo:font-size="14pt" style:font-size-asian="14pt" style:font-size-complex="14pt" fo:language="en" fo:country="US"/>
    </style:style>
    <style:style style:name="T229" style:parent-style-name="DefaultParagraphFont" style:family="text">
      <style:text-properties fo:font-weight="bold" style:font-weight-asian="bold" fo:font-size="20pt" style:font-size-asian="20pt" style:font-size-complex="14pt" fo:language="en" fo:country="US"/>
    </style:style>
    <style:style style:name="T230" style:parent-style-name="DefaultParagraphFont" style:family="text">
      <style:text-properties fo:font-size="14pt" style:font-size-asian="14pt" style:font-size-complex="14pt" fo:language="en" fo:country="US"/>
    </style:style>
    <style:style style:name="P23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32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33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34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35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36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3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3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3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4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41" style:parent-style-name="PreformattedText" style:family="paragraph">
      <style:paragraph-properties fo:margin-bottom="0.1965in"/>
    </style:style>
    <style:style style:name="T242" style:parent-style-name="DefaultParagraphFont" style:family="text">
      <style:text-properties fo:font-size="14pt" style:font-size-asian="14pt" style:font-size-complex="14pt"/>
    </style:style>
    <style:style style:name="T243" style:parent-style-name="DefaultParagraphFont" style:family="text">
      <style:text-properties fo:font-size="14pt" style:font-size-asian="14pt" style:font-size-complex="14pt" fo:language="en" fo:country="US"/>
    </style:style>
    <style:style style:name="T244" style:parent-style-name="DefaultParagraphFont" style:family="text">
      <style:text-properties fo:font-size="14pt" style:font-size-asian="14pt" style:font-size-complex="14pt"/>
    </style:style>
    <style:style style:name="T245" style:parent-style-name="DefaultParagraphFont" style:family="text">
      <style:text-properties fo:font-size="14pt" style:font-size-asian="14pt" style:font-size-complex="14pt" fo:language="en" fo:country="US"/>
    </style:style>
    <style:style style:name="P246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24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48" style:parent-style-name="PreformattedText" style:family="paragraph">
      <style:paragraph-properties fo:margin-bottom="0.1965in"/>
    </style:style>
    <style:style style:name="T249" style:parent-style-name="DefaultParagraphFont" style:family="text">
      <style:text-properties fo:font-size="14pt" style:font-size-asian="14pt" style:font-size-complex="14pt" fo:language="en" fo:country="US"/>
    </style:style>
    <style:style style:name="T250" style:parent-style-name="DefaultParagraphFont" style:family="text">
      <style:text-properties fo:font-weight="bold" style:font-weight-asian="bold" fo:font-size="20pt" style:font-size-asian="20pt" style:font-size-complex="14pt" fo:language="en" fo:country="US"/>
    </style:style>
    <style:style style:name="T251" style:parent-style-name="DefaultParagraphFont" style:family="text">
      <style:text-properties fo:font-size="14pt" style:font-size-asian="14pt" style:font-size-complex="14pt" fo:language="en" fo:country="US"/>
    </style:style>
    <style:style style:name="P25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5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54" style:parent-style-name="PreformattedText" style:family="paragraph">
      <style:paragraph-properties fo:margin-bottom="0.1965in"/>
    </style:style>
    <style:style style:name="T255" style:parent-style-name="DefaultParagraphFont" style:family="text">
      <style:text-properties fo:font-size="14pt" style:font-size-asian="14pt" style:font-size-complex="14pt" fo:language="en" fo:country="US"/>
    </style:style>
    <style:style style:name="T256" style:parent-style-name="DefaultParagraphFont" style:family="text">
      <style:text-properties fo:font-size="14pt" style:font-size-asian="14pt" style:font-size-complex="14pt"/>
    </style:style>
    <style:style style:name="T257" style:parent-style-name="DefaultParagraphFont" style:family="text">
      <style:text-properties fo:font-size="14pt" style:font-size-asian="14pt" style:font-size-complex="14pt"/>
    </style:style>
    <style:style style:name="T258" style:parent-style-name="DefaultParagraphFont" style:family="text">
      <style:text-properties fo:font-size="14pt" style:font-size-asian="14pt" style:font-size-complex="14pt" fo:language="en" fo:country="US"/>
    </style:style>
    <style:style style:name="P25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60" style:parent-style-name="PreformattedText" style:family="paragraph">
      <style:paragraph-properties fo:break-before="page" fo:margin-bottom="0.1965in"/>
      <style:text-properties fo:font-size="14pt" style:font-size-asian="14pt" style:font-size-complex="14pt" fo:language="en" fo:country="US"/>
    </style:style>
    <style:style style:name="P261" style:parent-style-name="PreformattedText" style:family="paragraph">
      <style:paragraph-properties fo:margin-bottom="0.1965in"/>
    </style:style>
    <style:style style:name="T262" style:parent-style-name="DefaultParagraphFont" style:family="text">
      <style:text-properties fo:font-size="14pt" style:font-size-asian="14pt" style:font-size-complex="14pt" fo:language="en" fo:country="US"/>
    </style:style>
    <style:style style:name="T263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6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65" style:parent-style-name="PreformattedText" style:family="paragraph">
      <style:paragraph-properties fo:margin-bottom="0.1965in"/>
    </style:style>
    <style:style style:name="T266" style:parent-style-name="DefaultParagraphFont" style:family="text">
      <style:text-properties fo:font-size="14pt" style:font-size-asian="14pt" style:font-size-complex="14pt" fo:language="en" fo:country="US"/>
    </style:style>
    <style:style style:name="T267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268" style:parent-style-name="DefaultParagraphFont" style:family="text">
      <style:text-properties fo:font-size="14pt" style:font-size-asian="14pt" style:font-size-complex="14pt" fo:language="en" fo:country="US"/>
    </style:style>
    <style:style style:name="T269" style:parent-style-name="DefaultParagraphFont" style:family="text">
      <style:text-properties fo:font-size="14pt" style:font-size-asian="14pt" style:font-size-complex="14pt" fo:language="en" fo:country="US"/>
    </style:style>
    <style:style style:name="T270" style:parent-style-name="DefaultParagraphFont" style:family="text">
      <style:text-properties fo:font-size="14pt" style:font-size-asian="14pt" style:font-size-complex="14pt" fo:language="en" fo:country="US"/>
    </style:style>
    <style:style style:name="T271" style:parent-style-name="DefaultParagraphFont" style:family="text">
      <style:text-properties fo:font-size="14pt" style:font-size-asian="14pt" style:font-size-complex="14pt" fo:language="en" fo:country="US"/>
    </style:style>
    <style:style style:name="T272" style:parent-style-name="DefaultParagraphFont" style:family="text">
      <style:text-properties fo:font-size="14pt" style:font-size-asian="14pt" style:font-size-complex="14pt" fo:language="en" fo:country="US"/>
    </style:style>
    <style:style style:name="T273" style:parent-style-name="DefaultParagraphFont" style:family="text">
      <style:text-properties fo:font-size="14pt" style:font-size-asian="14pt" style:font-size-complex="14pt" fo:language="en" fo:country="US"/>
    </style:style>
    <style:style style:name="T274" style:parent-style-name="DefaultParagraphFont" style:family="text">
      <style:text-properties fo:font-size="14pt" style:font-size-asian="14pt" style:font-size-complex="14pt" fo:language="en" fo:country="US"/>
    </style:style>
    <style:style style:name="T275" style:parent-style-name="DefaultParagraphFont" style:family="text">
      <style:text-properties fo:font-size="14pt" style:font-size-asian="14pt" style:font-size-complex="14pt" fo:language="en" fo:country="US"/>
    </style:style>
    <style:style style:name="T276" style:parent-style-name="DefaultParagraphFont" style:family="text">
      <style:text-properties fo:font-size="14pt" style:font-size-asian="14pt" style:font-size-complex="14pt" fo:language="en" fo:country="US"/>
    </style:style>
    <style:style style:name="T277" style:parent-style-name="DefaultParagraphFont" style:family="text">
      <style:text-properties fo:font-size="14pt" style:font-size-asian="14pt" style:font-size-complex="14pt" fo:language="en" fo:country="US"/>
    </style:style>
    <style:style style:name="T278" style:parent-style-name="DefaultParagraphFont" style:family="text">
      <style:text-properties fo:font-size="14pt" style:font-size-asian="14pt" style:font-size-complex="14pt" fo:language="en" fo:country="US"/>
    </style:style>
    <style:style style:name="P27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86" style:parent-style-name="PreformattedText" style:family="paragraph">
      <style:paragraph-properties fo:margin-bottom="0.1965in"/>
    </style:style>
    <style:style style:name="T287" style:parent-style-name="DefaultParagraphFont" style:family="text">
      <style:text-properties fo:font-size="14pt" style:font-size-asian="14pt" style:font-size-complex="14pt" fo:language="en" fo:country="US"/>
    </style:style>
    <style:style style:name="T288" style:parent-style-name="DefaultParagraphFont" style:family="text">
      <style:text-properties fo:font-weight="bold" style:font-weight-asian="bold" fo:font-size="18pt" style:font-size-asian="18pt" style:font-size-complex="14pt" fo:language="en" fo:country="US"/>
    </style:style>
    <style:style style:name="T289" style:parent-style-name="DefaultParagraphFont" style:family="text">
      <style:text-properties fo:font-size="14pt" style:font-size-asian="14pt" style:font-size-complex="14pt" fo:language="en" fo:country="US"/>
    </style:style>
    <style:style style:name="T290" style:parent-style-name="DefaultParagraphFont" style:family="text">
      <style:text-properties fo:font-size="14pt" style:font-size-asian="14pt" style:font-size-complex="14pt" fo:language="en" fo:country="US"/>
    </style:style>
    <style:style style:name="T291" style:parent-style-name="DefaultParagraphFont" style:family="text">
      <style:text-properties fo:font-size="14pt" style:font-size-asian="14pt" style:font-size-complex="14pt" fo:language="en" fo:country="US"/>
    </style:style>
    <style:style style:name="P29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29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4" style:parent-style-name="PreformattedText" style:family="paragraph">
      <style:paragraph-properties fo:break-before="page" fo:margin-bottom="0.1965in"/>
      <style:text-properties fo:font-size="14pt" style:font-size-asian="14pt" style:font-size-complex="14pt" fo:language="en" fo:country="US"/>
    </style:style>
    <style:style style:name="P305" style:parent-style-name="PreformattedText" style:family="paragraph">
      <style:paragraph-properties fo:margin-bottom="0.1965in"/>
    </style:style>
    <style:style style:name="T306" style:parent-style-name="DefaultParagraphFont" style:family="text">
      <style:text-properties fo:font-size="14pt" style:font-size-asian="14pt" style:font-size-complex="14pt" fo:language="en" fo:country="US"/>
    </style:style>
    <style:style style:name="T307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0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09" style:parent-style-name="PreformattedText" style:family="paragraph">
      <style:paragraph-properties fo:margin-bottom="0.1965in"/>
    </style:style>
    <style:style style:name="T310" style:parent-style-name="DefaultParagraphFont" style:family="text">
      <style:text-properties fo:font-size="14pt" style:font-size-asian="14pt" style:font-size-complex="14pt"/>
    </style:style>
    <style:style style:name="T311" style:parent-style-name="DefaultParagraphFont" style:family="text">
      <style:text-properties fo:font-size="14pt" style:font-size-asian="14pt" style:font-size-complex="14pt"/>
    </style:style>
    <style:style style:name="P312" style:parent-style-name="PreformattedText" style:family="paragraph">
      <style:paragraph-properties fo:margin-bottom="0.1965in"/>
      <style:text-properties fo:font-size="14pt" style:font-size-asian="14pt" style:font-size-complex="14pt"/>
    </style:style>
    <style:style style:name="P31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1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2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2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2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2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2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25" style:parent-style-name="PreformattedText" style:family="paragraph">
      <style:text-properties fo:font-size="14pt" style:font-size-asian="14pt" style:font-size-complex="14pt" fo:language="en" fo:country="US"/>
    </style:style>
    <style:style style:name="P326" style:parent-style-name="PreformattedText" style:family="paragraph">
      <style:paragraph-properties fo:break-before="page" fo:margin-bottom="0.1965in"/>
    </style:style>
    <style:style style:name="T327" style:parent-style-name="DefaultParagraphFont" style:family="text">
      <style:text-properties fo:font-size="14pt" style:font-size-asian="14pt" style:font-size-complex="14pt" fo:language="en" fo:country="US"/>
    </style:style>
    <style:style style:name="T328" style:parent-style-name="DefaultParagraphFon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29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30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31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32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33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34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35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36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37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38" style:parent-style-name="PreformattedText" style:family="paragraph">
      <style:paragraph-properties fo:margin-bottom="0.1965in"/>
      <style:text-properties fo:font-size="14pt" style:font-size-asian="14pt" style:font-size-complex="14pt" fo:language="en" fo:country="US"/>
    </style:style>
    <style:style style:name="P339" style:parent-style-name="PreformattedText" style:family="paragraph">
      <style:paragraph-properties fo:margin-bottom="0.1965in"/>
    </style:style>
    <style:style style:name="T340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SLIDE 1</text:p>
      <text:p text:style-name="P2">Marco - ESERCITAZIONE ALLA STATALE</text:p>
      <text:p text:style-name="P3">----------------------------------</text:p>
      <text:p text:style-name="P4"/>
      <text:p text:style-name="P5">SLIDE 2</text:p>
      <text:p text:style-name="P6">-------</text:p>
      <text:p text:style-name="P7">1) JavaScript</text:p>
      <text:p text:style-name="P8">SLIDE 3</text:p>
      <text:p text:style-name="P9">-------</text:p>
      <text:p text:style-name="P10">- short history</text:p>
      <text:p text:style-name="P11"><text:span text:style-name="T12">-<text:s/></text:span><text:span text:style-name="T13">nel browser: DOM</text:span></text:p>
      <text:p text:style-name="P14"/>
      <text:p text:style-name="P15">pagina con horizon red<text:s/>div #mainDiv</text:p>
      <text:p text:style-name="P16">console: var<text:s/>riquadro<text:s/>= window.getElementById('v')</text:p>
      <text:p text:style-name="P17">riquadro.innerHTML = '&lt;a href="http://google.com"&gt;GOOGLE&lt;/a&gt;'</text:p>
      <text:p text:style-name="P18">riquadro.addEventListener("mouseenter", function(){</text:p>
      <text:p text:style-name="P19"><text:s text:c="4"/>this.style.background = "yellow";</text:p>
      <text:p text:style-name="P20">});</text:p>
      <text:p text:style-name="P21">riquadro.addEventListener("mouseleave", function(){</text:p>
      <text:p text:style-name="P22"><text:s text:c="4"/>this.style.background = "white";</text:p>
      <text:p text:style-name="P23">});</text:p>
      <text:p text:style-name="P24">- use CSS to style the DOM</text:p>
      <text:p text:style-name="P25">- the best of JS has nothing to do with webpages!</text:p>
      <text:p text:style-name="P26"/>
      <text:p text:style-name="P27"/>
      <text:p text:style-name="P28">SLIDE 4</text:p>
      <text:p text:style-name="P29">-------</text:p>
      <text:p text:style-name="P30"><text:span text:style-name="T31">function<text:s/></text:span><text:span text:style-name="T32">plus1</text:span><text:span text:style-name="T33">(x) { return x+1; }</text:span></text:p>
      <text:p text:style-name="P34"/>
      <text:p text:style-name="P35">[1,2,3,4].map(plus1)</text:p>
      <text:p text:style-name="P36"/>
      <text:p text:style-name="P37"><text:span text:style-name="T38">[1,2,3,4].reduce(</text:span><text:span text:style-name="T39">function(</text:span><text:span text:style-name="T40">acc, curr</text:span><text:span text:style-name="T41">){<text:s/></text:span></text:p>
      <text:p text:style-name="P42"><text:s text:c="4"/>return curr<text:s/>*<text:s/>acc<text:s/></text:p>
      <text:p text:style-name="P43"><text:span text:style-name="T44">}</text:span><text:span text:style-name="T45">,</text:span><text:span text:style-name="T46"><text:s/></text:span><text:span text:style-name="T47">1)</text:span></text:p>
      <text:p text:style-name="P48"/>
      <text:p text:style-name="P49"/>
      <text:p text:style-name="P50"><text:span text:style-name="T51">function<text:s/></text:span><text:span text:style-name="T52">average</text:span><text:span text:style-name="T53">(acc, curr</text:span><text:span text:style-name="T54">,</text:span><text:span text:style-name="T55"><text:s/></text:span><text:span text:style-name="T56">i</text:span><text:span text:style-name="T57">ndex</text:span><text:span text:style-name="T58">){<text:s/></text:span></text:p>
      <text:p text:style-name="P59"><text:s text:c="3"/>return (acc*index + curr)/(index<text:s/>+<text:s/>1)<text:s/></text:p>
      <text:p text:style-name="P60">}</text:p>
      <text:p text:style-name="P61"/>
      <text:p text:style-name="P62">[1,2,3,4].reduce(average,0);</text:p>
      <text:p text:style-name="P63"/>
      <text:p text:style-name="P64"/>
      <text:p text:style-name="P65"/>
      <text:soft-page-break/>
      <text:p text:style-name="P66">SLIDE 5</text:p>
      <text:p text:style-name="P67">-------</text:p>
      <text:p text:style-name="P68"><text:span text:style-name="T69">2) a<text:s/></text:span><text:span text:style-name="T70">language without types</text:span></text:p>
      <text:p text:style-name="P71">- Chrome console: var<text:s/>mutante<text:s/>= 12</text:p>
      <text:p text:style-name="P72">- typeof<text:s/>mutante</text:p>
      <text:p text:style-name="P73">-<text:s/>mutante<text:s/>+ 1</text:p>
      <text:p text:style-name="P74"/>
      <text:p text:style-name="P75">-<text:s/>mutante<text:s/>= 'dodici'</text:p>
      <text:p text:style-name="P76">- typeof<text:s/>mutante</text:p>
      <text:p text:style-name="P77">-<text:s/>mutante<text:s/>+ 'stringa'</text:p>
      <text:p text:style-name="P78">-<text:s/>mutante<text:s/>+ 12</text:p>
      <text:p text:style-name="P79"/>
      <text:p text:style-name="P80">mutante<text:s/>= { nome:'camaleonte', età:12 }</text:p>
      <text:p text:style-name="P81">typeof<text:s/>mutante</text:p>
      <text:p text:style-name="P82">mutante.nome</text:p>
      <text:p text:style-name="P83">mutante.età</text:p>
      <text:p text:style-name="P84"/>
      <text:p text:style-name="P85"><text:span text:style-name="T86">mutante<text:s/></text:span><text:span text:style-name="T87">['nome']</text:span></text:p>
      <text:p text:style-name="P88">var key = 'età'</text:p>
      <text:p text:style-name="P89">mutante<text:s/>[key]</text:p>
      <text:p text:style-name="P90"/>
      <text:p text:style-name="P91">mutante<text:s/>= ['camaleonte', 12]</text:p>
      <text:p text:style-name="P92">typeof<text:s/>mutante</text:p>
      <text:p text:style-name="P93">mutante<text:s/>[0]</text:p>
      <text:p text:style-name="P94"><text:span text:style-name="T95">mutante</text:span><text:span text:style-name="T96"><text:s/></text:span><text:span text:style-name="T97">[1]</text:span></text:p>
      <text:p text:style-name="P98"/>
      <text:soft-page-break/>
      <text:p text:style-name="P99">SLIDE 6</text:p>
      <text:p text:style-name="P100">-------</text:p>
      <text:p text:style-name="P101"><text:span text:style-name="T102">3) chi ci salva?<text:s/></text:span><text:span text:style-name="T103">le FUNZIONI!</text:span></text:p>
      <text:p text:style-name="P104"/>
      <text:p text:style-name="P105"><text:span text:style-name="T106">function<text:s/></text:span><text:span text:style-name="T107">leaf</text:span><text:span text:style-name="T108">(label){</text:span></text:p>
      <text:p text:style-name="P109"><text:s text:c="2"/>return { label : label }</text:p>
      <text:p text:style-name="P110">}</text:p>
      <text:p text:style-name="P111">var leaf12 = leaf(12);</text:p>
      <text:p text:style-name="P112">leaf12</text:p>
      <text:p text:style-name="P113">leaf12.label</text:p>
      <text:p text:style-name="P114"/>
      <text:p text:style-name="P115"><text:span text:style-name="T116">function<text:s/></text:span><text:span text:style-name="T117">leaf</text:span><text:span text:style-name="T118">(label){</text:span></text:p>
      <text:p text:style-name="P119"><text:s text:c="2"/>return { getLabel: function(){ return label; }}</text:p>
      <text:p text:style-name="P120">}</text:p>
      <text:p text:style-name="P121">leaf12 = leaf(12)</text:p>
      <text:p text:style-name="P122">leaf12</text:p>
      <text:p text:style-name="P123">leaf12.getLabel()</text:p>
      <text:p text:style-name="P124"/>
      <text:p text:style-name="P125"><text:span text:style-name="T126">function<text:s/></text:span><text:span text:style-name="T127">leaf</text:span><text:span text:style-name="T128">(label){</text:span></text:p>
      <text:p text:style-name="P129"><text:s text:c="2"/>return function(w){</text:p>
      <text:p text:style-name="P130"><text:s text:c="4"/>return w(label);</text:p>
      <text:p text:style-name="P131"><text:s text:c="2"/>}</text:p>
      <text:p text:style-name="P132">}</text:p>
      <text:p text:style-name="P133">leaf12 = leaf(12)</text:p>
      <text:p text:style-name="P134">var id = function(x){ return x; }</text:p>
      <text:p text:style-name="P135">leaf12(id)</text:p>
      <text:soft-page-break/>
      <text:p text:style-name="P136"><text:span text:style-name="T137">function<text:s/></text:span><text:span text:style-name="T138">label</text:span><text:span text:style-name="T139">(leaf){</text:span></text:p>
      <text:p text:style-name="P140"><text:s text:c="2"/>return leaf(id);</text:p>
      <text:p text:style-name="P141">}</text:p>
      <text:p text:style-name="P142">label(leaf12)</text:p>
      <text:p text:style-name="P143"/>
      <text:p text:style-name="P144"><text:span text:style-name="T145">function<text:s/></text:span><text:span text:style-name="T146">node</text:span><text:span text:style-name="T147">(left,right){</text:span></text:p>
      <text:p text:style-name="P148"><text:s text:c="2"/>return function(w){</text:p>
      <text:p text:style-name="P149"><text:s text:c="4"/>return w(left,right);</text:p>
      <text:p text:style-name="P150"><text:s text:c="2"/>}</text:p>
      <text:p text:style-name="P151">}</text:p>
      <text:p text:style-name="P152"><text:span text:style-name="T153">var<text:s/></text:span><text:span text:style-name="T154">bintree</text:span><text:span text:style-name="T155"><text:s/>= node(leaf('a'),node(leaf('b'),leaf('c')));</text:span></text:p>
      <text:p text:style-name="P156"/>
      <text:p text:style-name="P157"><text:span text:style-name="T158">function<text:s/></text:span><text:span text:style-name="T159">left</text:span><text:span text:style-name="T160">(node){</text:span></text:p>
      <text:p text:style-name="P161"><text:span text:style-name="T162"><text:s text:c="2"/>return<text:s/></text:span><text:span text:style-name="T163">node</text:span><text:span text:style-name="T164">(function(l,r){</text:span></text:p>
      <text:p text:style-name="P165"><text:s text:c="4"/>return l;</text:p>
      <text:p text:style-name="P166"><text:s text:c="2"/>})</text:p>
      <text:p text:style-name="P167">}</text:p>
      <text:p text:style-name="P168"/>
      <text:p text:style-name="P169">left(bintree)</text:p>
      <text:p text:style-name="P170">label(left(bintree))</text:p>
      <text:p text:style-name="P171"/>
      <text:p text:style-name="P172"><text:span text:style-name="T173">function<text:s/></text:span><text:span text:style-name="T174">right</text:span><text:span text:style-name="T175">(tree){</text:span></text:p>
      <text:p text:style-name="P176"><text:span text:style-name="T177"><text:s text:c="2"/>return<text:s/></text:span><text:span text:style-name="T178">tree</text:span><text:span text:style-name="T179">(function(l,r){</text:span></text:p>
      <text:p text:style-name="P180"><text:s text:c="4"/>return r;</text:p>
      <text:p text:style-name="P181"><text:s text:c="2"/>});</text:p>
      <text:p text:style-name="P182">}</text:p>
      <text:p text:style-name="P183"/>
      <text:p text:style-name="P184">label(right(right(bintree)))</text:p>
      <text:p text:style-name="P185"/>
      <text:p text:style-name="P186">- per i veri nostalgici dei tipi...</text:p>
      <text:p text:style-name="P187">function leaf(label){</text:p>
      <text:p text:style-name="P188"><text:s text:c="2"/>return function leaf(w){</text:p>
      <text:p text:style-name="P189"><text:s text:c="4"/>return w(label);</text:p>
      <text:p text:style-name="P190"><text:s text:c="2"/>}</text:p>
      <text:p text:style-name="P191">}</text:p>
      <text:p text:style-name="P192">leaf('a').name</text:p>
      <text:p text:style-name="P193">leaf('b').name</text:p>
      <text:p text:style-name="P194">switch(tree.name){</text:p>
      <text:p text:style-name="P195"><text:s text:c="2"/>case 'leaf':</text:p>
      <text:p text:style-name="P196"><text:s text:c="4"/>...</text:p>
      <text:p text:style-name="P197"><text:s text:c="4"/>break;</text:p>
      <text:p text:style-name="P198"><text:s text:c="2"/>case 'node':</text:p>
      <text:p text:style-name="P199"><text:s text:c="4"/>...</text:p>
      <text:p text:style-name="P200"><text:s text:c="4"/>break;</text:p>
      <text:p text:style-name="P201">}</text:p>
      <text:p text:style-name="P202"/>
      <text:p text:style-name="P203">- REM: JS allows pattern matching!!!</text:p>
      <text:p text:style-name="P204"/>
      <text:p text:style-name="P205"/>
      <text:soft-page-break/>
      <text:p text:style-name="P206"><text:span text:style-name="T207">4) a bit about<text:s/></text:span><text:span text:style-name="T208">lists</text:span></text:p>
      <text:p text:style-name="P209">- they're no binary trees</text:p>
      <text:p text:style-name="P210">- official name is ARRAY</text:p>
      <text:p text:style-name="P211"/>
      <text:p text:style-name="P212">var<text:s/>lista<text:s/>= [1,2,3,4]</text:p>
      <text:p text:style-name="P213">lista.slice(1)</text:p>
      <text:p text:style-name="P214">lista</text:p>
      <text:p text:style-name="P215"/>
      <text:p text:style-name="P216"><text:span text:style-name="T217">function<text:s/></text:span><text:span text:style-name="T218">tail</text:span><text:span text:style-name="T219">(list){</text:span></text:p>
      <text:p text:style-name="P220"><text:s text:c="2"/>return list.slice(1);</text:p>
      <text:p text:style-name="P221">}</text:p>
      <text:p text:style-name="P222"/>
      <text:p text:style-name="P223"><text:span text:style-name="T224">lista</text:span><text:span text:style-name="T225">.slice(0,1)</text:span></text:p>
      <text:p text:style-name="P226"/>
      <text:p text:style-name="P227"><text:span text:style-name="T228">function<text:s/></text:span><text:span text:style-name="T229">head</text:span><text:span text:style-name="T230">(list){</text:span></text:p>
      <text:p text:style-name="P231"><text:s text:c="2"/>return list.slice(0,1)[0];</text:p>
      <text:p text:style-name="P232">}</text:p>
      <text:p text:style-name="P233"/>
      <text:p text:style-name="P234">- copia di un'array?</text:p>
      <text:p text:style-name="P235">var altra_lista<text:s/>=<text:s/>lista.slice()</text:p>
      <text:p text:style-name="P236"/>
      <text:p text:style-name="P237">function cons(atom,list){</text:p>
      <text:p text:style-name="P238"><text:s text:c="2"/>return [atom].concat(list);</text:p>
      <text:p text:style-name="P239">}</text:p>
      <text:p text:style-name="P240"/>
      <text:soft-page-break/>
      <text:p text:style-name="P241"><text:span text:style-name="T242">lista</text:span><text:span text:style-name="T243">.concat(</text:span><text:span text:style-name="T244">lista</text:span><text:span text:style-name="T245">)</text:span></text:p>
      <text:p text:style-name="P246">lista</text:p>
      <text:p text:style-name="P247"/>
      <text:p text:style-name="P248"><text:span text:style-name="T249">function<text:s/></text:span><text:span text:style-name="T250">cons</text:span><text:span text:style-name="T251">(atom,list){</text:span></text:p>
      <text:p text:style-name="P252"><text:s text:c="2"/>return [atom].concat(list);</text:p>
      <text:p text:style-name="P253">}</text:p>
      <text:p text:style-name="P254"><text:span text:style-name="T255">cons(0,</text:span><text:span text:style-name="T256"><text:s/></text:span><text:span text:style-name="T257">lista</text:span><text:span text:style-name="T258">)</text:span></text:p>
      <text:p text:style-name="P259"/>
      <text:p text:style-name="P260"/>
      <text:p text:style-name="P261"><text:span text:style-name="T262">5)<text:s/></text:span><text:span text:style-name="T263">recursion</text:span></text:p>
      <text:p text:style-name="P264"/>
      <text:p text:style-name="P265"><text:span text:style-name="T266">function<text:s/></text:span><text:span text:style-name="T267">fold_left</text:span><text:span text:style-name="T268">(l</text:span><text:span text:style-name="T269">ist</text:span><text:span text:style-name="T270">,</text:span><text:span text:style-name="T271"><text:s/></text:span><text:span text:style-name="T272">f</text:span><text:span text:style-name="T273">unc</text:span><text:span text:style-name="T274">,</text:span><text:span text:style-name="T275"><text:s/></text:span><text:span text:style-name="T276">a</text:span><text:span text:style-name="T277">cc</text:span><text:span text:style-name="T278">){</text:span></text:p>
      <text:p text:style-name="P279"><text:s text:c="2"/>if (list.length === 0) {</text:p>
      <text:p text:style-name="P280"><text:s text:c="4"/>return acc;</text:p>
      <text:p text:style-name="P281"><text:s text:c="2"/>}</text:p>
      <text:p text:style-name="P282"><text:s text:c="2"/>return<text:s/>fold_left(tail(list),<text:line-break/><text:s text:c="19"/>func,<text:line-break/><text:s text:c="19"/>func(acc,head(list)));</text:p>
      <text:p text:style-name="P283">}</text:p>
      <text:p text:style-name="P284">fold_left<text:s/>([1,2,3,4],function(x,y){ return x+y; },0)</text:p>
      <text:p text:style-name="P285"/>
      <text:p text:style-name="P286"><text:span text:style-name="T287">function<text:s/></text:span><text:span text:style-name="T288">curryfy</text:span><text:span text:style-name="T289">(f</text:span><text:span text:style-name="T290">un</text:span><text:span text:style-name="T291">){</text:span></text:p>
      <text:p text:style-name="P292"><text:s text:c="2"/>return function(x){</text:p>
      <text:p text:style-name="P293"><text:s text:c="4"/>if (fun.length === 1){</text:p>
      <text:p text:style-name="P294"><text:s text:c="6"/>return fun(x);</text:p>
      <text:p text:style-name="P295"><text:s text:c="4"/>}</text:p>
      <text:p text:style-name="P296"><text:s text:c="4"/>return curryfy(fun.bind(null, x));</text:p>
      <text:p text:style-name="P297"><text:s text:c="2"/>}</text:p>
      <text:p text:style-name="P298">}</text:p>
      <text:p text:style-name="P299"/>
      <text:p text:style-name="P300">function sommaTre(x,y,z){ return x+y+z; }(1,2,3)</text:p>
      <text:p text:style-name="P301">curryfy<text:s/>(sommaTre)(1)(2)(3)</text:p>
      <text:p text:style-name="P302"/>
      <text:p text:style-name="P303"/>
      <text:p text:style-name="P304"/>
      <text:p text:style-name="P305"><text:span text:style-name="T306">6)<text:s/></text:span><text:span text:style-name="T307">writer monad</text:span></text:p>
      <text:p text:style-name="P308">- [value,monoid]</text:p>
      <text:p text:style-name="P309"><text:span text:style-name="T310">- monoide --&gt;</text:span><text:span text:style-name="T311"><text:s/>elemento neutro (m_empty) + operatore binario (m_append) + proprietà associativa</text:span></text:p>
      <text:p text:style-name="P312"/>
      <text:p text:style-name="P313">function writer(couple){</text:p>
      <text:p text:style-name="P314"><text:s text:c="2"/>var monad = couple.slice();</text:p>
      <text:p text:style-name="P315"><text:s text:c="2"/>var m_empty = null;</text:p>
      <text:p text:style-name="P316"><text:s text:c="2"/>var m_append = null;</text:p>
      <text:p text:style-name="P317"><text:s text:c="2"/>monad.bind = function(faw){</text:p>
      <text:p text:style-name="P318"><text:s text:c="4"/>var newCouple = faw(monad[0]);</text:p>
      <text:p text:style-name="P319"><text:s text:c="4"/>return writer([<text:line-break/><text:s text:c="6"/>newCouple[0],<text:s/><text:line-break/><text:s text:c="6"/>m_append(monad[1], newCouple[1])<text:line-break/><text:s text:c="4"/>]);</text:p>
      <text:p text:style-name="P320"><text:s text:c="2"/>}</text:p>
      <text:p text:style-name="P321"><text:s text:c="2"/>return monad;</text:p>
      <text:p text:style-name="P322">}</text:p>
      <text:p text:style-name="P323"/>
      <text:p text:style-name="P324"/>
      <text:p text:style-name="P325"/>
      <text:soft-page-break/>
      <text:p text:style-name="P326"><text:span text:style-name="T327">7)<text:s/></text:span><text:span text:style-name="T328">further pointers</text:span></text:p>
      <text:p text:style-name="P329">- libro crockford</text:p>
      <text:p text:style-name="P330">- https://developer.mozilla.org/en-US/docs/Web/JavaScript</text:p>
      <text:p text:style-name="P331">- underscore.js &amp;&amp; libro Fogus</text:p>
      <text:p text:style-name="P332">- JavaScript allongè</text:p>
      <text:p text:style-name="P333">-<text:s/>Axel Rauschmayer, Matt Might, Douglas Crockford, Reginald Braithwaite</text:p>
      <text:p text:style-name="P334"/>
      <text:p text:style-name="P335">- the Little/Seasoned Schemer</text:p>
      <text:p text:style-name="P336">- SICP</text:p>
      <text:p text:style-name="P337">- Clojure!!!!!!!!</text:p>
      <text:p text:style-name="P338"/>
      <text:p text:style-name="P339"><text:span text:style-name="T340">- craftmanship, craftmanship, craftmanship.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27in" fo:margin-left="0.7875in" fo:margin-bottom="0.439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OMOBILE</dc:creator>
    <meta:creation-date>2015-04-24T17:36:00Z</meta:creation-date>
    <dc:date>2015-04-24T17:49:00Z</dc:date>
    <meta:template xlink:href="Normal.dotm" xlink:type="simple"/>
    <meta:editing-cycles>5</meta:editing-cycles>
    <meta:editing-duration>PT2340S</meta:editing-duration>
    <meta:document-statistic meta:page-count="11" meta:paragraph-count="7" meta:word-count="589" meta:character-count="3943" meta:row-count="28" meta:non-whitespace-character-count="3361"/>
  </office:meta>
</office:document-meta>
</file>